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f503" officeooo:paragraph-rsid="000f7b4b"/>
    </style:style>
    <style:style style:name="P2" style:family="paragraph" style:parent-style-name="Standard">
      <style:text-properties officeooo:rsid="000f7b4b" officeooo:paragraph-rsid="000f7b4b"/>
    </style:style>
    <style:style style:name="P3" style:family="paragraph" style:parent-style-name="Standard">
      <style:text-properties officeooo:rsid="000f7b4b" officeooo:paragraph-rsid="000f7b4b"/>
    </style:style>
    <style:style style:name="P4" style:family="paragraph" style:parent-style-name="Standard">
      <style:text-properties officeooo:rsid="0013a22e" officeooo:paragraph-rsid="0013a22e"/>
    </style:style>
    <style:style style:name="P5" style:family="paragraph">
      <style:paragraph-properties fo:text-align="center"/>
    </style:style>
    <style:style style:name="T1" style:family="text">
      <style:text-properties officeooo:rsid="00111532"/>
    </style:style>
    <style:style style:name="T2" style:family="text">
      <style:text-properties fo:color="#000000" style:font-name="Linux Biolinum G" fo:font-size="12pt" fo:font-style="normal" fo:font-weight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22.68pt"/>
        <style:text-properties fo:color="#000000" fo:font-size="100%"/>
      </text:list-level-style-number>
      <text:list-level-style-number text:level="3" style:num-format="A">
        <style:list-level-properties text:space-before="45.35pt"/>
        <style:text-properties fo:color="#000000" fo:font-size="100%"/>
      </text:list-level-style-number>
      <text:list-level-style-number text:level="4" style:num-format="A">
        <style:list-level-properties text:space-before="68.03pt"/>
        <style:text-properties fo:color="#000000" fo:font-size="100%"/>
      </text:list-level-style-number>
      <text:list-level-style-number text:level="5" style:num-format="A">
        <style:list-level-properties text:space-before="90.71pt"/>
        <style:text-properties fo:color="#000000" fo:font-size="100%"/>
      </text:list-level-style-number>
      <text:list-level-style-number text:level="6" style:num-format="A">
        <style:list-level-properties text:space-before="113.39pt"/>
        <style:text-properties fo:color="#000000" fo:font-size="100%"/>
      </text:list-level-style-number>
      <text:list-level-style-number text:level="7" style:num-format="A">
        <style:list-level-properties text:space-before="136.06pt"/>
        <style:text-properties fo:color="#000000" fo:font-size="100%"/>
      </text:list-level-style-number>
      <text:list-level-style-number text:level="8" style:num-format="A">
        <style:list-level-properties text:space-before="158.74pt"/>
        <style:text-properties fo:color="#000000" fo:font-size="100%"/>
      </text:list-level-style-number>
      <text:list-level-style-number text:level="9" style:num-format="A">
        <style:list-level-properties text:space-before="181.42pt"/>
        <style:text-properties fo:color="#000000" fo:font-size="100%"/>
      </text:list-level-style-number>
      <text:list-level-style-number text:level="10" style:num-format="A">
        <style:list-level-properties text:space-before="204.09pt"/>
        <style:text-properties fo:color="#000000" fo:font-size="100%"/>
      </text:list-level-style-number>
    </text:list-style>
    <style:style style:name="gr1" style:family="graphic">
      <style:graphic-properties draw:stroke="solid" draw:stroke-dash="Dashed_20__28_var_29__20_5" svg:stroke-width="2.01pt" svg:stroke-color="#ff0000" svg:stroke-opacity="75%" draw:stroke-linejoin="miter" draw:fill-color="#ffffff" draw:opacity="5%" draw:textarea-horizontal-align="center" draw:textarea-vertical-align="middle" fo:padding-top="0.99pt" fo:padding-bottom="0.99pt" fo:padding-left="0.99pt" fo:padding-right="0.99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" svg:stroke-width="2.01pt" svg:stroke-color="#000000" svg:stroke-opacity="0%" draw:stroke-linejoin="miter" draw:fill-color="#ffffff" draw:opacity="0%" draw:textarea-horizontal-align="center" draw:textarea-vertical-align="middle" fo:padding-top="0.99pt" fo:padding-bottom="0.99pt" fo:padding-left="0.99pt" fo:padding-right="0.99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solid" draw:stroke-dash="Dashed_20__28_var_29__20_5" svg:stroke-width="2.01pt" svg:stroke-color="#000000" svg:stroke-opacity="75%" draw:stroke-linejoin="miter" draw:fill-color="#ffffff" draw:opacity="5%" draw:textarea-horizontal-align="center" draw:textarea-vertical-align="middle" fo:padding-top="0.99pt" fo:padding-bottom="0.99pt" fo:padding-left="0.99pt" fo:padding-right="0.99pt" draw:shadow="visible" draw:shadow-offset-x="0pt" draw:shadow-offset-y="0pt" draw:shadow-color="#000000" draw:shadow-opacity="80%" style:protect="siz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vertical-pos="from-top" style:vertical-rel="paragraph" style:horizontal-pos="from-left" style:horizontal-rel="paragraph"/>
    </style:style>
    <style:style style:name="gr5" style:family="graphic">
      <style:graphic-properties draw:stroke="solid" draw:stroke-dash="Dashed_20__28_var_29__20_4" svg:stroke-width="2.01pt" svg:stroke-color="#0000ff" svg:stroke-opacity="100%" draw:stroke-linejoin="round" svg:stroke-linecap="butt" draw:fill="none" draw:fill-color="#ffffff" draw:opacity="100%" draw:textarea-horizontal-align="center" draw:textarea-vertical-align="middle" fo:padding-top="0.99pt" fo:padding-bottom="0.99pt" fo:padding-left="0.99pt" fo:padding-right="0.99pt" style:run-through="background"/>
    </style:style>
    <style:style style:name="gr6" style:family="graphic">
      <style:graphic-properties draw:stroke="none" draw:stroke-dash="Dashed_20__28_var_29__20_4" svg:stroke-width="2.01pt" svg:stroke-color="#000000" svg:stroke-opacity="0%" draw:stroke-linejoin="round" svg:stroke-linecap="butt" draw:fill="none" draw:fill-color="#000000" draw:opacity="100%" draw:textarea-horizontal-align="center" draw:textarea-vertical-align="middle" style:run-through="background"/>
    </style:style>
    <style:style style:name="gr7" style:family="graphic">
      <style:graphic-properties draw:stroke="solid" draw:stroke-dash="Dashed_20__28_var_29__20_4" svg:stroke-width="2.01pt" svg:stroke-color="#000000" svg:stroke-opacity="100%" draw:stroke-linejoin="round" svg:stroke-linecap="butt" draw:fill="none" draw:fill-color="#ffffff" draw:opacity="100%" draw:textarea-horizontal-align="center" draw:textarea-vertical-align="middle" fo:padding-top="0.99pt" fo:padding-bottom="0.99pt" fo:padding-left="0.99pt" fo:padding-right="0.99pt" style:run-through="background"/>
    </style:style>
    <style:style style:name="gr8" style:family="graphic">
      <style:graphic-properties draw:stroke="solid" draw:stroke-dash="Dashed_20__28_var_29__20_4" svg:stroke-width="2.01pt" svg:stroke-color="#ff0000" svg:stroke-opacity="100%" draw:stroke-linejoin="round" svg:stroke-linecap="butt" draw:textarea-horizontal-align="center" draw:textarea-vertical-align="middle" fo:padding-top="0.99pt" fo:padding-bottom="0.99pt" fo:padding-left="0.99pt" fo:padding-right="0.99pt" style:run-through="back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polygon text:anchor-type="page" text:anchor-page-number="1" draw:z-index="0" draw:name="turtle" draw:style-name="gr1" draw:text-style-name="P5" drawooo:display="printer" svg:width="0pt" svg:height="0pt" svg:x="364.71pt" svg:y="420.89pt" svg:viewBox="0 0 0 0" draw:points="0,0">
        <text:p/>
      </draw:polygon>
      <draw:polygon text:anchor-type="page" text:anchor-page-number="1" draw:z-index="1" draw:name="turtle" draw:style-name="gr2" draw:text-style-name="P5" drawooo:display="printer" svg:width="0pt" svg:height="0pt" svg:x="364.79pt" svg:y="421.06pt" svg:viewBox="0 0 0 0" draw:points="0,0">
        <text:p/>
      </draw:polygon>
      <draw:polygon text:anchor-type="page" text:anchor-page-number="0" draw:z-index="2" draw:name="turtle" draw:style-name="gr3" draw:text-style-name="P5" drawooo:display="printer" svg:width="0pt" svg:height="0pt" svg:x="364.71pt" svg:y="420.89pt" svg:viewBox="0 0 0 0" draw:points="0,0">
        <text:p/>
      </draw:polygon>
      <text:p text:style-name="P1">CLEARSCREEN</text:p>
      <text:p text:style-name="P1">HOME</text:p>
      <text:p text:style-name="P1">PENDOWN</text:p>
      <text:p text:style-name="P1">a = 90</text:p>
      <text:p text:style-name="P1">b = 60</text:p>
      <text:p text:style-name="P1">f = SQRT (a*a – b*b)</text:p>
      <text:p text:style-name="P1">x = f * 0.5</text:p>
      <text:p text:style-name="P1">y = b * SQRT (1 – (x/a) * (x/a))</text:p>
      <text:p text:style-name="P1">FILLCOLOR “INVISIBLE”</text:p>
      <text:p text:style-name="P1">PENCOLOR “BLUE”</text:p>
      <text:p text:style-name="P1">PENSIZE 2</text:p>
      <text:p text:style-name="P1">ELLIPSE [a * 2, b * 2]</text:p>
      <text:p text:style-name="P1">PENUP</text:p>
      <text:p text:style-name="P1">LEFT 90</text:p>
      <text:p text:style-name="P1">FORWARD f</text:p>
      <text:p text:style-name="P1">RIGHT 180</text:p>
      <text:p text:style-name="P1">PENDOWN</text:p>
      <text:p text:style-name="P2">PENCOLOR “black”</text:p>
      <text:p text:style-name="P4">PENUP LEFT 90 BACK 12 LABEL “A” FORWARD 12 RIGHT 90 PENDOWN</text:p>
      <text:p text:style-name="P2">CIRCLE 5</text:p>
      <text:p text:style-name="P1">PENCOLOR “RED”</text:p>
      <text:p text:style-name="P1"><draw:g text:anchor-type="paragraph" draw:z-index="3" draw:style-name="gr4"><draw:ellipse draw:style-name="gr5" draw:text-style-name="P5" svg:width="180.03pt" svg:height="120.02pt" svg:x="150.01pt" svg:y="13.44pt"><text:p/></draw:ellipse><draw:rect draw:style-name="gr6" draw:text-style-name="P5" svg:width="8.33pt" svg:height="14.06pt" svg:x="168.75pt" svg:y="78.38pt"><text:p><text:span text:style-name="T2">A</text:span></text:p></draw:rect><draw:circle draw:style-name="gr7" draw:text-style-name="P5" svg:width="5.02pt" svg:height="5.02pt" draw:transform="rotate (-1.5707963267949) translate (175.428346456693pt 70.9216535433071pt)"><text:p/></draw:circle><draw:polyline draw:style-name="gr8" draw:text-style-name="P5" svg:width="118.52pt" svg:height="64.89pt" draw:transform="rotate (0.493579112463996) translate (172.9pt 73.3999999999999pt)" svg:viewBox="0 0 4182 2290" draw:points="0,0 4070,0 4182,2290"><text:p/></draw:polyline><draw:rect draw:style-name="gr6" draw:text-style-name="P5" svg:width="8.36pt" svg:height="14.06pt" svg:x="303.9pt" svg:y="79.43pt"><text:p><text:span text:style-name="T2">B</text:span></text:p></draw:rect><draw:circle draw:style-name="gr7" draw:text-style-name="P5" svg:width="5.02pt" svg:height="5.02pt" draw:transform="rotate (-2.59949338792035) translate (311.5pt 75.3pt)"><text:p/></draw:circle></draw:g>POSITION [PAGESIZE[0]/2 + f *0.5, PAGESIZE[1]/2 – y]</text:p>
      <text:p text:style-name="P1">POSITION [PAGESIZE[0]/2 + f, PAGESIZE[1]/2]</text:p>
      <text:p text:style-name="P2">PENCOLOR “black”</text:p>
      <text:p text:style-name="P4">H = HEADING</text:p>
      <text:p text:style-name="P4">HEADING 0</text:p>
      <text:p text:style-name="P4">PENUP <text:s/>BACK 12 LABEL “B” FORWARD 12 PENDOWN</text:p>
      <text:p text:style-name="P4">HEADING H</text:p>
      <text:p text:style-name="P2"><text:span text:style-name="T1">CIRCLE</text:span> 5</text:p>
      <text:p text:style-name="P1">HIDETURTLE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nux Biolinum G" svg:font-family="'Linux Biolinum G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Dashed_20__28_var_29__20_4" draw:display-name="Dashed (var) 4" draw:style="rect" draw:dots1="1" draw:distance="0pt"/>
    <draw:stroke-dash draw:name="Dashed_20__28_var_29__20_5" draw:display-name="Dashed (var) 5" draw:style="rect" draw:dots2="1" draw:dots2-length="0.57pt" draw:distance="0.57pt"/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21:26:26.278977843</meta:creation-date>
    <dc:title>template-default</dc:title>
    <meta:generator>LibreOffice/4.2.8.2$Linux_x86 LibreOffice_project/420m0$Build-2</meta:generator>
    <meta:editing-duration>PT48M45S</meta:editing-duration>
    <meta:editing-cycles>7</meta:editing-cycles>
    <dc:date>2016-08-29T10:24:38.216786551</dc:date>
    <meta:document-statistic meta:table-count="0" meta:image-count="0" meta:object-count="0" meta:page-count="1" meta:paragraph-count="30" meta:word-count="99" meta:character-count="499" meta:non-whitespace-character-count="426"/>
    <meta:template xlink:type="simple" xlink:actuate="onRequest" xlink:title="template-default" xlink:href="../../../.config/libreoffice/4/user/template/template-default.ott" meta:date="2016-06-22T21:26:25.979810639"/>
  </office:meta>
</office:document-meta>
</file>